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IF([.A4:.H4];1;[.A3:.H3])" office:value-type="float" office:value="219" calcext:value-type="float">
            <text:p>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33.221461216</meta:creation-date>
    <dc:date>2020-01-16T11:40:55.892840463</dc:date>
    <meta:editing-duration>PT13M12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